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 office:value-type="float" office:value="8290" calcext:value-type="float">
            <text:p>8290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259.466009855" calcext:value-type="float">
            <text:p>259,466009855</text:p>
          </table:table-cell>
          <table:table-cell office:value-type="float" office:value="17.4947338104" calcext:value-type="float">
            <text:p>17,49473381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459712629991" calcext:value-type="float">
            <text:p>99,75</text:p>
          </table:table-cell>
          <table:table-cell table:style-name="ce3" table:formula="of:=([.F3]/12597)*100" office:value-type="float" office:value="0.254028737000873" calcext:value-type="float">
            <text:p>0,25</text:p>
          </table:table-cell>
          <table:table-cell office:value-type="float" office:value="8178" calcext:value-type="float">
            <text:p>8178</text:p>
          </table:table-cell>
          <table:table-cell table:style-name="ce4" table:formula="of:=[.E19]+[.H19]" office:value-type="float" office:value="12565" calcext:value-type="float">
            <text:p>12565</text:p>
          </table:table-cell>
          <table:table-cell table:formula="of:=12597-[.E3]" office:value-type="float" office:value="32" calcext:value-type="float">
            <text:p>32</text:p>
          </table:table-cell>
          <table:table-cell office:value-type="float" office:value="154.94253087" calcext:value-type="float">
            <text:p>154,94253087</text:p>
          </table:table-cell>
          <table:table-cell office:value-type="float" office:value="17.0383827686" calcext:value-type="float">
            <text:p>17,03838276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745256807176" calcext:value-type="float">
            <text:p>99,67</text:p>
          </table:table-cell>
          <table:table-cell table:style-name="ce3" table:formula="of:=([.F4]/12597)*100" office:value-type="float" office:value="0.325474319282369" calcext:value-type="float">
            <text:p>0,33</text:p>
          </table:table-cell>
          <table:table-cell office:value-type="float" office:value="8227" calcext:value-type="float">
            <text:p>8227</text:p>
          </table:table-cell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205.924913883" calcext:value-type="float">
            <text:p>205,924913883</text:p>
          </table:table-cell>
          <table:table-cell office:value-type="float" office:value="17.1374878883" calcext:value-type="float">
            <text:p>17,13748788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 office:value-type="float" office:value="8250" calcext:value-type="float">
            <text:p>8250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160.807650089" calcext:value-type="float">
            <text:p>160,807650089</text:p>
          </table:table-cell>
          <table:table-cell office:value-type="float" office:value="17.1880011559" calcext:value-type="float">
            <text:p>17,18800115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00944669366" calcext:value-type="float">
            <text:p>99,73</text:p>
          </table:table-cell>
          <table:table-cell table:style-name="ce3" table:formula="of:=([.F6]/12597)*100" office:value-type="float" office:value="0.269905533063428" calcext:value-type="float">
            <text:p>0,27</text:p>
          </table:table-cell>
          <table:table-cell office:value-type="float" office:value="8337" calcext:value-type="float">
            <text:p>8337</text:p>
          </table:table-cell>
          <table:table-cell table:style-name="ce4" table:formula="of:=[.E22]+[.H22]" office:value-type="float" office:value="12563" calcext:value-type="float">
            <text:p>12563</text:p>
          </table:table-cell>
          <table:table-cell table:formula="of:=12597-[.E6]" office:value-type="float" office:value="34" calcext:value-type="float">
            <text:p>34</text:p>
          </table:table-cell>
          <table:table-cell office:value-type="float" office:value="232.654722214" calcext:value-type="float">
            <text:p>232,654722214</text:p>
          </table:table-cell>
          <table:table-cell office:value-type="float" office:value="17.3725960255" calcext:value-type="float">
            <text:p>17,37259602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83408748115" calcext:value-type="float">
            <text:p>99,70</text:p>
          </table:table-cell>
          <table:table-cell table:style-name="ce3" table:formula="of:=([.F7]/12597)*100" office:value-type="float" office:value="0.301659125188537" calcext:value-type="float">
            <text:p>0,30</text:p>
          </table:table-cell>
          <table:table-cell office:value-type="float" office:value="8327" calcext:value-type="float">
            <text:p>8327</text:p>
          </table:table-cell>
          <table:table-cell table:style-name="ce4" table:formula="of:=[.E23]+[.H23]"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167.348332882" calcext:value-type="float">
            <text:p>167,348332882</text:p>
          </table:table-cell>
          <table:table-cell office:value-type="float" office:value="17.3464598656" calcext:value-type="float">
            <text:p>17,346459865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69786457093" calcext:value-type="float">
            <text:p>99,77</text:p>
          </table:table-cell>
          <table:table-cell table:style-name="ce3" table:formula="of:=([.F8]/12597)*100" office:value-type="float" office:value="0.230213542907041" calcext:value-type="float">
            <text:p>0,23</text:p>
          </table:table-cell>
          <table:table-cell office:value-type="float" office:value="8358" calcext:value-type="float">
            <text:p>8358</text:p>
          </table:table-cell>
          <table:table-cell table:style-name="ce4" table:formula="of:=[.E24]+[.H24]" office:value-type="float" office:value="12568" calcext:value-type="float">
            <text:p>12568</text:p>
          </table:table-cell>
          <table:table-cell table:formula="of:=12597-[.E8]" office:value-type="float" office:value="29" calcext:value-type="float">
            <text:p>29</text:p>
          </table:table-cell>
          <table:table-cell office:value-type="float" office:value="241.046903849" calcext:value-type="float">
            <text:p>241,046903849</text:p>
          </table:table-cell>
          <table:table-cell office:value-type="float" office:value="17.4919118881" calcext:value-type="float">
            <text:p>17,491911888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633881082798" calcext:value-type="float">
            <text:p>99,56</text:p>
          </table:table-cell>
          <table:table-cell table:style-name="ce3" table:formula="of:=([.F9]/12597)*100" office:value-type="float" office:value="0.436611891720251" calcext:value-type="float">
            <text:p>0,44</text:p>
          </table:table-cell>
          <table:table-cell office:value-type="float" office:value="8544" calcext:value-type="float">
            <text:p>8544</text:p>
          </table:table-cell>
          <table:table-cell table:style-name="ce4" table:formula="of:=[.E25]+[.H25]" office:value-type="float" office:value="12542" calcext:value-type="float">
            <text:p>12542</text:p>
          </table:table-cell>
          <table:table-cell table:formula="of:=12597-[.E9]" office:value-type="float" office:value="55" calcext:value-type="float">
            <text:p>55</text:p>
          </table:table-cell>
          <table:table-cell office:value-type="float" office:value="174.669705153" calcext:value-type="float">
            <text:p>174,669705153</text:p>
          </table:table-cell>
          <table:table-cell office:value-type="float" office:value="17.8476698399" calcext:value-type="float">
            <text:p>17,847669839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69786457093" calcext:value-type="float">
            <text:p>99,77</text:p>
          </table:table-cell>
          <table:table-cell table:style-name="ce3" table:formula="of:=([.F10]/12597)*100" office:value-type="float" office:value="0.230213542907041" calcext:value-type="float">
            <text:p>0,23</text:p>
          </table:table-cell>
          <table:table-cell office:value-type="float" office:value="8116" calcext:value-type="float">
            <text:p>8116</text:p>
          </table:table-cell>
          <table:table-cell table:style-name="ce4" table:formula="of:=[.E26]+[.H26]" office:value-type="float" office:value="12568" calcext:value-type="float">
            <text:p>12568</text:p>
          </table:table-cell>
          <table:table-cell table:formula="of:=12597-[.E10]" office:value-type="float" office:value="29" calcext:value-type="float">
            <text:p>29</text:p>
          </table:table-cell>
          <table:table-cell office:value-type="float" office:value="179.583894014" calcext:value-type="float">
            <text:p>179,583894014</text:p>
          </table:table-cell>
          <table:table-cell office:value-type="float" office:value="16.9737529755" calcext:value-type="float">
            <text:p>16,973752975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 office:value-type="float" office:value="8361" calcext:value-type="float">
            <text:p>8361</text:p>
          </table:table-cell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305.515304089" calcext:value-type="float">
            <text:p>305,515304089</text:p>
          </table:table-cell>
          <table:table-cell office:value-type="float" office:value="17.4801287651" calcext:value-type="float">
            <text:p>17,48012876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1347146146" calcext:value-type="float">
            <text:p>99,6991347146</text:p>
          </table:table-cell>
          <table:table-cell table:formula="of:=AVERAGE([.C2:.C11])" office:value-type="float" office:value="0.300865285385409" calcext:value-type="float">
            <text:p>0,3008652854</text:p>
          </table:table-cell>
          <table:table-cell table:formula="of:=SUM([.D2:.D11])/10" office:value-type="float" office:value="8298.8" calcext:value-type="float">
            <text:p>8298,8</text:p>
          </table:table-cell>
          <table:table-cell table:formula="of:=AVERAGE([.E2:.E11])" office:value-type="float" office:value="12559.1" calcext:value-type="float">
            <text:p>12559,1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formula="of:=SUM([.G2:.G11])/10" office:value-type="float" office:value="208.1959966898" calcext:value-type="float">
            <text:p>208,1959966898</text:p>
          </table:table-cell>
          <table:table-cell table:formula="of:=SUM([.H2:.H11])/10" office:value-type="float" office:value="17.33711249829" calcext:value-type="float">
            <text:p>17,33711249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79177581964" calcext:value-type="float">
            <text:p>0,658791775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740" calcext:value-type="float">
            <text:p>674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9" calcext:value-type="float">
            <text:p>19,9</text:p>
          </table:table-cell>
          <table:table-cell table:formula="of:=AVERAGE([.H18:.H27])" office:value-type="float" office:value="6714.4" calcext:value-type="float">
            <text:p>6714,4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605" calcext:value-type="float">
            <text:p>660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0" calcext:value-type="float">
            <text:p>58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26" calcext:value-type="float">
            <text:p>67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65" calcext:value-type="float">
            <text:p>676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9" calcext:value-type="float">
            <text:p>19,9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12597-SUM([.E22:.G22])" office:value-type="float" office:value="6607" calcext:value-type="float">
            <text:p>660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4" calcext:value-type="float">
            <text:p>6714,4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12597-SUM([.E24:.G24])" office:value-type="float" office:value="6712" calcext:value-type="float">
            <text:p>67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842" calcext:value-type="float">
            <text:p>68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692" calcext:value-type="float">
            <text:p>66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1347146146" calcext:value-type="float">
            <text:p>0,9969913471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9.9" calcext:value-type="float">
            <text:p>19,9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4.4" calcext:value-type="float">
            <text:p>6714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865285385409" calcext:value-type="float">
            <text:p>0,0030086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44978691178" calcext:value-type="float">
            <text:p>0,99704497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44:51.2308362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20T14:45:59.697950103</dc:date>
    <meta:document-statistic meta:table-count="1" meta:cell-count="177" meta:object-count="0"/>
  </office:meta>
</office:document-meta>
</file>